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93e"/>
    </style:style>
    <style:style style:name="P2" style:family="paragraph" style:parent-style-name="Standard">
      <style:text-properties style:font-name="Ubuntu" fo:font-size="18pt" officeooo:rsid="00140918" officeooo:paragraph-rsid="00140918"/>
    </style:style>
    <style:style style:name="P3" style:family="paragraph" style:parent-style-name="Standard">
      <style:text-properties style:font-name="Ubuntu" fo:font-size="17pt" officeooo:rsid="0014e227" officeooo:paragraph-rsid="00159480" style:font-size-asian="11pt" style:font-size-complex="11pt"/>
    </style:style>
    <style:style style:name="P4" style:family="paragraph" style:parent-style-name="Standard">
      <style:text-properties officeooo:rsid="0014e227" officeooo:paragraph-rsid="0014e227"/>
    </style:style>
    <style:style style:name="P5" style:family="paragraph" style:parent-style-name="Standard">
      <style:text-properties officeooo:rsid="00159480" officeooo:paragraph-rsid="00159480"/>
    </style:style>
    <style:style style:name="P6" style:family="paragraph" style:parent-style-name="Standard">
      <style:text-properties fo:font-size="14pt" officeooo:rsid="0014e227" officeooo:paragraph-rsid="0014e227"/>
    </style:style>
    <style:style style:name="P7" style:family="paragraph" style:parent-style-name="Standard">
      <style:text-properties fo:font-size="14pt" officeooo:rsid="00159480" officeooo:paragraph-rsid="00159480"/>
    </style:style>
    <style:style style:name="P8" style:family="paragraph" style:parent-style-name="Standard">
      <style:text-properties style:font-name="Liberation Serif" fo:font-weight="bold" officeooo:rsid="00159480" officeooo:paragraph-rsid="00159480" style:font-weight-asian="bold" style:font-weight-complex="bold"/>
    </style:style>
    <style:style style:name="P9" style:family="paragraph" style:parent-style-name="Standard">
      <style:text-properties fo:font-weight="bold" officeooo:rsid="00198e18" officeooo:paragraph-rsid="00198e18" style:font-weight-asian="bold" style:font-weight-complex="bold"/>
    </style:style>
    <style:style style:name="P10" style:family="paragraph" style:parent-style-name="Standard">
      <style:text-properties fo:font-weight="bold" officeooo:rsid="001b44f8" officeooo:paragraph-rsid="001b44f8" style:font-weight-asian="bold" style:font-weight-complex="bold"/>
    </style:style>
    <style:style style:name="P11" style:family="paragraph" style:parent-style-name="Standard">
      <style:text-properties fo:font-weight="bold" officeooo:rsid="001ce944" officeooo:paragraph-rsid="001ce944" style:font-weight-asian="bold" style:font-weight-complex="bold"/>
    </style:style>
    <style:style style:name="P12" style:family="paragraph" style:parent-style-name="Standard">
      <style:text-properties fo:font-weight="bold" officeooo:rsid="001eaf5d" officeooo:paragraph-rsid="001eaf5d" style:font-weight-asian="bold" style:font-weight-complex="bold"/>
    </style:style>
    <style:style style:name="P13" style:family="paragraph" style:parent-style-name="Standard">
      <style:text-properties fo:font-style="italic" fo:font-weight="bold" officeooo:rsid="001ce944" officeooo:paragraph-rsid="001ce944" style:font-style-asian="italic" style:font-weight-asian="bold" style:font-style-complex="italic" style:font-weight-complex="bold"/>
    </style:style>
    <style:style style:name="P14" style:family="paragraph" style:parent-style-name="Standard">
      <style:text-properties officeooo:rsid="00140918" officeooo:paragraph-rsid="00140918"/>
    </style:style>
    <style:style style:name="P15" style:family="paragraph" style:parent-style-name="Standard">
      <style:text-properties officeooo:rsid="001eaf5d" officeooo:paragraph-rsid="001eaf5d"/>
    </style:style>
    <style:style style:name="P16" style:family="paragraph" style:parent-style-name="Standard">
      <style:text-properties officeooo:paragraph-rsid="0014e227" fo:background-color="#000000"/>
    </style:style>
    <style:style style:name="P17" style:family="paragraph" style:parent-style-name="Standard">
      <style:text-properties officeooo:rsid="00202f8e" officeooo:paragraph-rsid="00202f8e"/>
    </style:style>
    <style:style style:name="P18" style:family="paragraph" style:parent-style-name="Standard">
      <style:text-properties officeooo:rsid="0021e785" officeooo:paragraph-rsid="0021e785"/>
    </style:style>
    <style:style style:name="P19" style:family="paragraph" style:parent-style-name="Standard">
      <style:paragraph-properties fo:text-align="justify" style:justify-single-word="false"/>
      <style:text-properties officeooo:rsid="0021e785" officeooo:paragraph-rsid="0021e785"/>
    </style:style>
    <style:style style:name="P20" style:family="paragraph" style:parent-style-name="Standard">
      <style:text-properties officeooo:paragraph-rsid="00202f8e"/>
    </style:style>
    <style:style style:name="P21" style:family="paragraph" style:parent-style-name="Standard">
      <style:paragraph-properties fo:text-align="justify" style:justify-single-word="false"/>
      <style:text-properties officeooo:paragraph-rsid="0021e785"/>
    </style:style>
    <style:style style:name="P22" style:family="paragraph" style:parent-style-name="Standard">
      <style:text-properties style:font-name="Ubuntu" fo:font-size="17pt" officeooo:rsid="0014e227" officeooo:paragraph-rsid="0014e227" fo:background-color="#000000" style:font-size-asian="11pt" style:font-size-complex="11pt"/>
    </style:style>
    <style:style style:name="T1" style:family="text">
      <style:text-properties officeooo:rsid="00140918"/>
    </style:style>
    <style:style style:name="T2" style:family="text">
      <style:text-properties officeooo:rsid="0013a93e"/>
    </style:style>
    <style:style style:name="T3" style:family="text">
      <style:text-properties style:text-position="super 58%" officeooo:rsid="00140918"/>
    </style:style>
    <style:style style:name="T4" style:family="text">
      <style:text-properties style:text-position="super 58%" officeooo:rsid="001eaf5d"/>
    </style:style>
    <style:style style:name="T5" style:family="text">
      <style:text-properties style:text-position="super 58%" officeooo:rsid="002664a3"/>
    </style:style>
    <style:style style:name="T6" style:family="text">
      <style:text-properties officeooo:rsid="00159480"/>
    </style:style>
    <style:style style:name="T7" style:family="text">
      <style:text-properties style:font-name="Ubuntu" fo:font-size="17pt" officeooo:rsid="0014e227" style:font-size-asian="11pt" style:font-size-complex="11pt"/>
    </style:style>
    <style:style style:name="T8" style:family="text">
      <style:text-properties style:font-name="Ubuntu" fo:font-size="17pt" officeooo:rsid="001eaf5d" style:font-size-asian="11pt" style:font-size-complex="11pt"/>
    </style:style>
    <style:style style:name="T9" style:family="text">
      <style:text-properties officeooo:rsid="001eaf5d"/>
    </style:style>
    <style:style style:name="T10" style:family="text">
      <style:text-properties officeooo:rsid="0021e785"/>
    </style:style>
    <style:style style:name="T11" style:family="text">
      <style:text-properties fo:font-size="14pt" officeooo:rsid="0021e785"/>
    </style:style>
    <style:style style:name="T12" style:family="text">
      <style:text-properties fo:font-size="14pt" officeooo:rsid="00202f8e"/>
    </style:style>
    <style:style style:name="T13" style:family="text">
      <style:text-properties officeooo:rsid="0023a49d"/>
    </style:style>
    <style:style style:name="T14" style:family="text">
      <style:text-properties officeooo:rsid="00243b83"/>
    </style:style>
    <style:style style:name="T15" style:family="text">
      <style:text-properties officeooo:rsid="00247cfb"/>
    </style:style>
    <style:style style:name="T16" style:family="text">
      <style:text-properties officeooo:rsid="0025950a"/>
    </style:style>
    <style:style style:name="T17" style:family="text">
      <style:text-properties officeooo:rsid="002664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ading &amp; Writing</text:span><text:span text:style-name="T2"> | </text:span><text:span text:style-name="T1">3</text:span><text:span text:style-name="T5">rd</text:span><text:span text:style-name="T17"> </text:span><text:span text:style-name="T2">Quarter</text:span></text:p>
      <text:p text:style-name="P2">Written Work 3: Critique / Review</text:p>
      <text:p text:style-name="P1"><text:span text:style-name="T2">February </text:span><text:span text:style-name="T1">16</text:span><text:span text:style-name="T2"> 2021</text:span></text:p>
      <text:p text:style-name="P1"/>
      <text:p text:style-name="P4">Product to Review:</text:p>
      <text:p text:style-name="P3">Vim – <text:span text:style-name="T9">a powerful text editor</text:span></text:p>
      <text:p text:style-name="P1"/>
      <text:p text:style-name="P22">Introduction</text:p>
      <text:p text:style-name="P6">Recent Developments in the world and in the region</text:p>
      <text:p text:style-name="P8">Vim has saved a lot of programmers’ time and energy with their projects, when it came to writing their programs and scripts.</text:p>
      <text:p text:style-name="P5"/>
      <text:p text:style-name="P6">General Features</text:p>
      <text:p text:style-name="P9">Vim is a powerful text editor relies more on the use of the keyboard than the use of the mouse.</text:p>
      <text:p text:style-name="P4"/>
      <text:p text:style-name="P16"><text:span text:style-name="T8">B</text:span><text:span text:style-name="T7">ody</text:span></text:p>
      <text:p text:style-name="P6">What are the essential features?</text:p>
      <text:p text:style-name="P10">Vim allows you to maximize the use of the keyboard by allowing you to have a multitude of commands, and command combos, in just the reach of your fingers.</text:p>
      <text:p text:style-name="P4"/>
      <text:p text:style-name="P6">What are the strengths of these features?</text:p>
      <text:p text:style-name="P10">Vim relies more on the use of the keyboard than the use of the mouse. In actuality, it doesn’t even need a mouse, to begin with. It reduces the time wasted in switching a hand from the mouse to the keyboard, and gives the keyboard more power and control over editing your files. It gives even more control and power to the keyboard with the various commands, and command combos you can do with Vim.</text:p>
      <text:p text:style-name="P4"/>
      <text:p text:style-name="P6">What are the weaknesses of these features?</text:p>
      <text:p text:style-name="P10">Vim may not appeal to people who are more visual when it comes to computers, and people who are less-proficient with the keyboard, as Vim relies on the use of the keyboard to navigate, and edit your files.</text:p>
      <text:p text:style-name="P4"/>
      <text:p text:style-name="P22">Conclusion</text:p>
      <text:p text:style-name="P6">Points of recommendation</text:p>
      <text:p text:style-name="P11">Kamran Khan, a Security Engineer at Google pointed out in a Quora thread<text:span text:style-name="T4">[1]</text:span> that:</text:p>
      <text:p text:style-name="P13">Vim is held in high regards because it is one of the only editors around that give you a perfect combination of: ubiquitous, simple, powerful, extensible, no need of a GUI, and being free! </text:p>
      <text:p text:style-name="P4"/>
      <text:p text:style-name="P6">What are the positive and negative <text:span text:style-name="T6">features of the item?</text:span></text:p>
      <text:p text:style-name="P12">Vim is just a base foundation for many more Vim forks that give you more features that its origins may not have. Vim is also very light on the computer’s performance as it only operates on any terminal on the computer, which is a very big plus when working with big projects. Some negative features, as I have said are it’s learning curve for beginners and people who aren’t proficient with the keyboard, as it may take a </text:p>
      <text:p text:style-name="P4"/>
      <text:p text:style-name="P7">What background knowledge is needed for users to fully maximize the use of item or enjoy the event / movie / product, etc?</text:p>
      <text:p text:style-name="P12">The users, must obviously be programmers or developers in need of a more efficient way to work around editing their files and </text:p>
      <text:p text:style-name="P5"><text:soft-page-break/></text:p>
      <text:p text:style-name="P7">Would you recommend this to other people?</text:p>
      <text:p text:style-name="P12">Definitely, I would recommend this to fellow programmers, as it brings out the productivity that might be hidden beneath our procrastination.</text:p>
      <text:p text:style-name="P14"/>
      <text:p text:style-name="P20"><text:span text:style-name="T11">Final paragraph</text:span><text:span text:style-name="T12"> form:</text:span></text:p>
      <text:p text:style-name="P17"/>
      <text:p text:style-name="P19"><text:tab/>Vim is a highly configurable text editor built to make creating and changing any kind of text very efficient. It is included as “Vi” with most Unix systems and with the Apple <text:span text:style-name="T13">OS X. Vim has saved a lot programmers’ time and energy with their projects, especially when it came to editing, writing, and making changes to their programs, scripts, and files. Vim relies more on </text:span><text:span text:style-name="T14">the use of the keyboard than the use of the mouse.</text:span></text:p>
      <text:p text:style-name="P18"/>
      <text:p text:style-name="P19"><text:tab/><text:span text:style-name="T14">Vim allows you to maximize the use of the keyboard by allowing you to have a multitude of commands, and command combos, in just the reach of your fingers. It also relies more on the use of the keyboard than that of the mouse. In actuality, it doesn’t even need a mouse to begin with. It reduces the time wasted in switching a hand from the mouse to the keyboard, and gives the keyboard more power and control over editing your files. It gives even more control and power to the keyboard with the various commands, and command combos you can do with Vim. Although, Vim may not appeal to people who are more visual when it comes to working in computers, and people who are less-proficient with the keyboard, as Vim relies on the maximal use of the keyboard to navigate, and edit your files.</text:span></text:p>
      <text:p text:style-name="P18"/>
      <text:p text:style-name="P21"><text:span text:style-name="T10"><text:tab/>“</text:span><text:span text:style-name="T15">Vim is held in high regards because it is one of the only editors around that give you a perfect combination of: ubiquitous, simple, powerful, extensible, no need of a GUI, and being free!” (Khan K, 2018, </text:span><text:a xlink:type="simple" xlink:href="https://www.quora.com/Why-is-Vim-the-programmers-favorite" text:style-name="Internet_20_link" text:visited-style-name="Visited_20_Internet_20_Link"><text:span text:style-name="T15">source URL</text:span></text:a><text:span text:style-name="T15">). To further expand your interests, Vim is just a base foundation for many more Vim forks that give you more features that its ancestor has. </text:span><text:span text:style-name="T16">Vim is also very light on the computer’s performance as it only need to run on your OS’ terminal at the least. The downside of the product is temporary though, as the learning curve is steep for beginners, and those not well-rehearsed with the keyboard. I would like to inform you though, that the users must obviously programmers or developers in need of a more efficient way to work around editing, and writing their files. To close this review, I would definitely recommend this to fellow programmers as it brings out productivity within productivity.</text:span></text:p>
      <text:p text:style-name="P14"/>
      <text:p text:style-name="P15">Citations:</text:p>
      <text:p text:style-name="P15">[1] – <text:a xlink:type="simple" xlink:href="https://www.quora.com/Why-is-Vim-the-programmers-favorite-editor" text:style-name="Internet_20_link" text:visited-style-name="Visited_20_Internet_20_Link">https://www.quora.com/Why-is-Vim-the-programmers-favorite-editor</text:a></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6T11:19:53.175769858</meta:creation-date>
    <dc:title>BAG</dc:title>
    <meta:editing-duration>PT22M52S</meta:editing-duration>
    <meta:editing-cycles>5</meta:editing-cycles>
    <meta:generator>LibreOffice/6.4.6.2$Linux_X86_64 LibreOffice_project/40$Build-2</meta:generator>
    <dc:date>2021-02-16T16:05:31.825203099</dc:date>
    <meta:document-statistic meta:table-count="0" meta:image-count="0" meta:object-count="0" meta:page-count="2" meta:paragraph-count="33" meta:word-count="839" meta:character-count="4738" meta:non-whitespace-character-count="3924"/>
  </office:meta>
</office:document-meta>
</file>